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20pt" style:text-underline-style="solid" style:text-underline-width="auto" style:text-underline-color="font-color" officeooo:rsid="000eb084" officeooo:paragraph-rsid="000eb084" style:font-size-asian="20pt" style:font-size-complex="20pt"/>
    </style:style>
    <style:style style:name="P2" style:family="paragraph" style:parent-style-name="Standard">
      <style:paragraph-properties fo:text-align="justify" style:justify-single-word="false"/>
      <style:text-properties style:font-name="DejaVu Sans" fo:font-size="12pt" style:text-underline-style="none" officeooo:rsid="000eb084" officeooo:paragraph-rsid="000eb084" style:font-size-asian="10.5pt" style:font-size-complex="12pt"/>
    </style:style>
    <style:style style:name="P3" style:family="paragraph" style:parent-style-name="Standard" style:list-style-name="L1">
      <style:paragraph-properties fo:text-align="justify" style:justify-single-word="false"/>
      <style:text-properties style:font-name="DejaVu Sans" fo:font-size="12pt" style:text-underline-style="none" officeooo:rsid="000eb084" officeooo:paragraph-rsid="000eb084" style:font-size-asian="10.5pt" style:font-size-complex="12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urso Educativos</text:p>
      <text:p text:style-name="P1">Gratuitos</text:p>
      <text:p text:style-name="P1"/>
      <text:p text:style-name="P2">Los Recursos Educativos Abiertos (REA) hacen referencia a materiales de enseñanza, aprendizaje e investigación en soporte digital de carácter gratuito, pues son <text:s/>publicados con una licencia abierta (Creative Commons) que permite su uso, adaptación y redistribución <text:s/>por otros sin ninguna restricción o con restricciones limitadas. El fenómeno de los REA se considera de gran importancia e interés en el futuro de la enseñanza y la educación, tanto de entornos escolares como universitarios.</text:p>
      <text:p text:style-name="P2"/>
      <text:p text:style-name="P2"/>
      <text:p text:style-name="P2">En 2006, estaban disponibles unos 50 millones de recursos, actualmente la cifra se eleva por encima de los 800 millones. Aproximadamente, <text:s/>el 70% se producen en Europa y América del Norte y el 30% en el resto del mundo. La mayor parte de los recursos que se encuentran están en inglés, pero inmersos en el bilingüismo que cada día tiene mayor aceptación en las aulas de nuestro país, no deja de tener un gran valor para los docentes.</text:p>
      <text:p text:style-name="P2"/>
      <text:p text:style-name="P2">REAY es que los REA ofrecen una valiosa oportunidad a alumnos y docentes de poder acceder al conocimiento sin tener que desembolsarse ni un céntimo de euro pues se pueden utilizar en entornos colaborativos, permiten aplicarse en diferentes metodologías/ pedagogías y se pueden personalizar para garantizar un aprendizaje a medida del alumno. ¿Cómo puede cubrir todos estos objetivos? Pues fácil, los REA poseen las características de las 4R (por sus iniciales en inglés):</text:p>
      <text:p text:style-name="P2"/>
      <text:list xml:id="list1587629269816167934" text:style-name="L1">
        <text:list-item>
          <text:p text:style-name="P3"><text:s text:c="4"/>Revisar (Revise) para adaptar, mejorar o actualizar el recurso </text:p>
          <text:list>
            <text:list-header>
              <text:p text:style-name="P3">educativo.</text:p>
            </text:list-header>
          </text:list>
        </text:list-item>
        <text:list-item>
          <text:p text:style-name="P3"><text:s text:c="4"/>Combinar (Remix) con otro recurso para producir nuevos recursos.</text:p>
        </text:list-item>
        <text:list-item>
          <text:p text:style-name="P3"><text:s text:c="4"/>Reutilizar (Reuse) el recurso original o el reeditado en otros contextos.</text:p>
        </text:list-item>
        <text:list-item>
          <text:p text:style-name="P3"><text:s text:c="2"/>Redistribuir (Redistribute) hacer las copias que necesitemos para <text:s text:c="7"/>compartir.</text:p>
        </text:list-item>
      </text:list>
      <text:p text:style-name="P2"/>
      <text:p text:style-name="P2">Por tanto, los REA es algo imparable y van a estar ahí al servicio del profesor, del alumno y su aprendizaje, ofreciendo un gran porvenir en el proceso de la enseñanza. En este sentido, encontramos numerosos repositorios:</text:p>
      <text:p text:style-name="P2"/>
      <text:p text:style-name="P2"><text:s text:c="4"/>El Instituto Nacional de Tecnologías Educativas y de Formación del Profesorado (INTEF) ha creado Procomún, un repositorio en el que se reúne material didáctico catalogado de forma estandarizada a través de metadatos (LOM-ES), coherente con el currículo de enseñanzas de Educación Infantil, Primaria y Secundaria, Formación Profesional y Bachillerato. Cabe destacar que utiliza una red social profesional en la que los miembros disponen de espacio personal para crear, valorar y difundir experiencias.</text:p>
      <text:p text:style-name="P2"><text:s text:c="4"/>Curriki. Con diversos patrocinios ofrece más de 60.000 recursos para el entorno escolar (K-12) y posee más de 430.000 usuarios registrados, más de diez millones de visitantes y tiene establecidos más de 800 grupos de trabajo.</text:p>
      <text:p text:style-name="P2"><text:soft-page-break/><text:s text:c="4"/>Learning Resource Exchange (LRE).Tiene el apoyo de los Ministerios de Educación de Europa y una serie de <text:s/>proyectos financiados por la Comisión Europea y ofrece un servicio para las escuelas, no sólo con contenidos educativos abiertos, sino con otros muchos servicios.</text:p>
      <text:p text:style-name="P2"><text:s text:c="4"/>Open Education Europa. Creado en 2013 por la Comisión Europea, tiene como objetivo proporcionar a los usuarios un único portal para reunir en distintos idiomas todos los recursos educativos abiertos para ofrecérselo a estudiantes, profesores e investigadores de la UE. Así como los más recientes artículos académicos, publicados sobre los objetos de aprendizaje y los recursos didácticos más utilizados en el aula.</text:p>
      <text:p text:style-name="P2"><text:s text:c="4"/>Connexions (CNX). La mayor parte de los contenidos son para estudiantes universitarios pero <text:s/>este hecho les permite a los profesores estar conectados con la investigación y el entorno universitario. Fue creado por Rice University, con participación de instituciones de más de 20 países. Actualmente, ofrece más de 20.000 módulos y facilita espacio gratuito para crear materiales propios y compartir. Forma parte de OpenDOAR un directorio de repositorios de acceso abierto con un listado de más de 800 repositorios de recursos.</text:p>
      <text:p text:style-name="P2"><text:s text:c="4"/>OER Commons. Es uno de los repositorios más antiguos, pues fue creado en 2007 por el Institute for the Study of Knowledge Management in Education. Actualmente cuenta con más de 160.000 recursos en varias lenguas.</text:p>
      <text:p text:style-name="P2"><text:s text:c="4"/>CK-12. Cuenta con talleres, libros de texto, experimentos y un gran entorno colaborativo. La comunidad de CK-12, nacida en el año 2007, genera libros de texto digitales gratuitos para las diversas áreas y niveles del currículum norteamericano.</text:p>
      <text:p text:style-name="P2"><text:s text:c="4"/>En Wikieducator hay tutoriales sobre cómo buscar, crear, editar, utilizar y compartir los recursos educativos abiertos en el aula.</text:p>
      <text:p text:style-name="P2"/>
      <text:p text:style-name="P2">Cabe destacar algunas colecciones de bibliotecas digitales abiertas como puede ser Khan Academy, que ofrece una colección de clips de vídeos tutoriales de gran interés para profesores, alumnos y padres. Desde que la adaptaron al español, el número de recursos está creciendo y hay gran cantidad de materiales de gran calidad y valor educativo.</text:p>
      <text:p text:style-name="P2"/>
      <text:p text:style-name="P2">Ana Isabel CalvoAna Isabel Calvo Villalba lleva más de diez años desempeñado su labor como Digital Strategy Manager creando estrategias innovadoras en la adaptación del sector educativo al entorno digital. Destaca su labor de investigación y es fundadora de digical22, una consultoría de estrategia digital cuya misión es asesorar y capacitar a empresas y profesionales del sector educativo digi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9:31:47.770470129</meta:creation-date>
    <dc:date>2018-02-20T09:39:43.243360243</dc:date>
    <meta:editing-duration>PT7M56S</meta:editing-duration>
    <meta:editing-cycles>1</meta:editing-cycles>
    <meta:document-statistic meta:table-count="0" meta:image-count="0" meta:object-count="0" meta:page-count="2" meta:paragraph-count="21" meta:word-count="802" meta:character-count="5246" meta:non-whitespace-character-count="4411"/>
    <meta:generator>LibreOffice/5.1.6.2$Linux_X86_64 LibreOffice_project/10m0$Build-2</meta:generator>
  </office:meta>
</office:document-meta>
</file>